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50df" officeooo:paragraph-rsid="001d50df"/>
    </style:style>
    <style:style style:name="P2" style:family="paragraph" style:parent-style-name="Standard">
      <loext:graphic-properties draw:fill="solid" draw:fill-color="#ff0000"/>
      <style:paragraph-properties fo:margin-left="0.5835in" fo:margin-right="0in" fo:text-indent="0in" style:auto-text-indent="false" fo:break-before="page" fo:background-color="#ff0000"/>
      <style:text-properties officeooo:rsid="001d50df" officeooo:paragraph-rsid="001d50df"/>
    </style:style>
    <style:style style:name="P3" style:family="paragraph" style:parent-style-name="Standard">
      <style:paragraph-properties fo:break-before="page"/>
    </style:style>
    <style:style style:name="P4" style:family="paragraph" style:parent-style-name="Custom_5f_Style">
      <style:paragraph-properties fo:break-before="page"/>
      <style:text-properties officeooo:rsid="001d50df"/>
    </style:style>
    <style:style style:name="P5" style:family="paragraph" style:parent-style-name="Title">
      <style:paragraph-properties fo:break-before="page"/>
    </style:style>
    <style:style style:name="T1" style:family="text">
      <style:text-properties fo:color="#c9211e" loext:opacity="100%"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 Formatting</text:p>
      <text:p text:style-name="P3"><text:span text:style-name="T1">Direct Formatti</text:span>ng</text:p>
      <text:p text:style-name="P2">Paragraph Direct Formatting</text:p>
      <text:p text:style-name="P5">Title</text:p>
      <text:p text:style-name="P4">Custom Styl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ustom_5f_Style" style:display-name="Custom_Style" style:family="paragraph" style:parent-style-name="Text_20_body">
      <style:text-properties fo:color="#ff5429" loext:opacity="100%" fo:font-size="20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29T11:08:54.490723889</meta:creation-date>
    <dc:date>2020-10-29T12:57:12.719851781</dc:date>
    <meta:editing-duration>PT24M20S</meta:editing-duration>
    <meta:editing-cycles>9</meta:editing-cycles>
    <meta:generator>LibreOfficeDev/7.1.0.0.alpha1$Linux_X86_64 LibreOffice_project/557804eb47f52ecdeafd18299f623a42fe855051</meta:generator>
    <meta:document-statistic meta:table-count="0" meta:image-count="0" meta:object-count="0" meta:page-count="5" meta:paragraph-count="5" meta:word-count="10" meta:character-count="74" meta:non-whitespace-character-count="69"/>
  </office:meta>
</office:document-meta>
</file>